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16cm" fo:min-width="1.47cm"/>
    </style:style>
    <style:style style:name="gr2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3" style:family="graphic" style:parent-style-name="objectwithoutfill">
      <style:graphic-properties svg:stroke-color="#0053a8" draw:marker-end="Arrow" draw:marker-end-width="0.152cm" draw:fill="none" draw:textarea-vertical-align="middle"/>
    </style:style>
    <style:style style:name="gr4" style:family="graphic" style:parent-style-name="objectwithoutfill">
      <style:graphic-properties svg:stroke-color="#3465a4" draw:marker-end="Arrow" draw:marker-end-width="0.152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15cm" fo:min-width="1.4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7cm" svg:height="1.866cm" svg:x="2.23cm" svg:y="0.00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.2cm" svg:y1="0.945cm" svg:x2="6.419cm" svg:y2="0.945cm">
            <text:p/>
          </draw:line>
          <draw:line draw:style-name="gr2" draw:text-style-name="P2" draw:layer="layout" svg:x1="2.224cm" svg:y1="0.945cm" svg:x2="0.005cm" svg:y2="0.945cm">
            <text:p/>
          </draw:line>
          <draw:custom-shape draw:style-name="gr1" draw:text-style-name="P1" draw:layer="layout" svg:width="1.97cm" svg:height="1.866cm" svg:x="2.23cm" svg:y="3.34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.2cm" svg:y1="4.281cm" svg:x2="5.492cm" svg:y2="4.281cm">
            <text:p/>
          </draw:line>
          <draw:line draw:style-name="gr2" draw:text-style-name="P2" draw:layer="layout" svg:x1="2.229cm" svg:y1="4.281cm" svg:x2="0.937cm" svg:y2="4.281cm">
            <text:p/>
          </draw:line>
          <draw:custom-shape draw:style-name="gr1" draw:text-style-name="P1" draw:layer="layout" svg:width="1.97cm" svg:height="1.866cm" svg:x="2.231cm" svg:y="6.7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694cm" svg:y1="3.14cm" svg:x2="3.652cm" svg:y2="3.14cm">
            <text:p/>
          </draw:line>
          <draw:line draw:style-name="gr2" draw:text-style-name="P2" draw:layer="layout" svg:x1="3.652cm" svg:y1="5.44cm" svg:x2="2.694cm" svg:y2="5.44cm">
            <text:p/>
          </draw:line>
          <draw:line draw:style-name="gr2" draw:text-style-name="P2" draw:layer="layout" svg:x1="4.431cm" svg:y1="4.608cm" svg:x2="4.431cm" svg:y2="3.698cm">
            <text:p/>
          </draw:line>
          <draw:line draw:style-name="gr2" draw:text-style-name="P2" draw:layer="layout" svg:x1="1.931cm" svg:y1="3.699cm" svg:x2="1.931cm" svg:y2="4.609cm">
            <text:p/>
          </draw:line>
          <draw:line draw:style-name="gr2" draw:text-style-name="P2" draw:layer="layout" svg:x1="2.232cm" svg:y1="6.54cm" svg:x2="4.183cm" svg:y2="6.54cm">
            <text:p/>
          </draw:line>
          <draw:line draw:style-name="gr2" draw:text-style-name="P2" draw:layer="layout" svg:x1="4.166cm" svg:y1="8.84cm" svg:x2="2.215cm" svg:y2="8.84cm">
            <text:p/>
          </draw:line>
          <draw:line draw:style-name="gr2" draw:text-style-name="P2" draw:layer="layout" svg:x1="4.431cm" svg:y1="8.576cm" svg:x2="4.431cm" svg:y2="6.774cm">
            <text:p/>
          </draw:line>
          <draw:line draw:style-name="gr2" draw:text-style-name="P2" draw:layer="layout" svg:x1="1.931cm" svg:y1="6.774cm" svg:x2="1.931cm" svg:y2="8.593cm">
            <text:p/>
          </draw:line>
          <draw:custom-shape draw:style-name="gr1" draw:text-style-name="P1" draw:layer="layout" svg:width="1.97cm" svg:height="1.866cm" svg:x="2.231cm" svg:y="10.36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493cm" svg:y1="11.309cm" svg:x2="4.201cm" svg:y2="11.309cm">
            <text:p/>
          </draw:line>
          <draw:line draw:style-name="gr2" draw:text-style-name="P2" draw:layer="layout" svg:x1="0.938cm" svg:y1="11.309cm" svg:x2="2.23cm" svg:y2="11.309cm">
            <text:p/>
          </draw:line>
          <draw:line draw:style-name="gr2" draw:text-style-name="P2" draw:layer="layout" svg:x1="2.695cm" svg:y1="10.168cm" svg:x2="3.653cm" svg:y2="10.168cm">
            <text:p/>
          </draw:line>
          <draw:line draw:style-name="gr2" draw:text-style-name="P2" draw:layer="layout" svg:x1="3.653cm" svg:y1="12.468cm" svg:x2="2.695cm" svg:y2="12.468cm">
            <text:p/>
          </draw:line>
          <draw:line draw:style-name="gr2" draw:text-style-name="P2" draw:layer="layout" svg:x1="4.432cm" svg:y1="11.636cm" svg:x2="4.432cm" svg:y2="10.726cm">
            <text:p/>
          </draw:line>
          <draw:line draw:style-name="gr2" draw:text-style-name="P2" draw:layer="layout" svg:x1="1.932cm" svg:y1="10.727cm" svg:x2="1.932cm" svg:y2="11.637cm">
            <text:p/>
          </draw:line>
          <draw:custom-shape draw:style-name="gr1" draw:text-style-name="P1" draw:layer="layout" svg:width="1.97cm" svg:height="1.866cm" svg:x="2.23cm" svg:y="13.7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418cm" svg:y1="14.704cm" svg:x2="4.199cm" svg:y2="14.704cm">
            <text:p/>
          </draw:line>
          <draw:line draw:style-name="gr2" draw:text-style-name="P2" draw:layer="layout" svg:x1="0.004cm" svg:y1="14.704cm" svg:x2="2.223cm" svg:y2="14.704cm">
            <text:p/>
          </draw:line>
          <draw:custom-shape draw:style-name="gr1" draw:text-style-name="P1" draw:layer="layout" svg:width="1.97cm" svg:height="1.866cm" svg:x="11.226cm" svg:y="0.00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196cm" svg:y1="0.946cm" svg:x2="15.415cm" svg:y2="0.946cm">
            <text:p/>
          </draw:line>
          <draw:line draw:style-name="gr2" draw:text-style-name="P2" draw:layer="layout" svg:x1="11.22cm" svg:y1="0.946cm" svg:x2="9.001cm" svg:y2="0.946cm">
            <text:p/>
          </draw:line>
          <draw:custom-shape draw:style-name="gr1" draw:text-style-name="P1" draw:layer="layout" svg:width="1.97cm" svg:height="1.866cm" svg:x="11.226cm" svg:y="13.7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5.414cm" svg:y1="14.705cm" svg:x2="13.195cm" svg:y2="14.705cm">
            <text:p/>
          </draw:line>
          <draw:line draw:style-name="gr3" draw:text-style-name="P2" draw:layer="layout" svg:x1="9cm" svg:y1="14.705cm" svg:x2="11.219cm" svg:y2="14.705cm">
            <text:p/>
          </draw:line>
          <draw:g>
            <draw:custom-shape draw:style-name="gr1" draw:text-style-name="P1" draw:layer="layout" svg:width="1.97cm" svg:height="1.866cm" draw:transform="rotate (0.398458668230305) translate (10.935cm 3.7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3.115cm" svg:y1="3.9cm" svg:x2="14.306cm" svg:y2="3.399cm">
              <text:p/>
            </draw:line>
            <draw:line draw:style-name="gr2" draw:text-style-name="P2" draw:layer="layout" svg:x1="11.299cm" svg:y1="4.665cm" svg:x2="10.108cm" svg:y2="5.166cm">
              <text:p/>
            </draw:line>
            <draw:line draw:style-name="gr4" draw:text-style-name="P2" draw:layer="layout" svg:x1="11.565cm" svg:y1="2.845cm" svg:x2="11.84cm" svg:y2="3.474cm">
              <text:p/>
            </draw:line>
            <draw:line draw:style-name="gr4" draw:text-style-name="P2" draw:layer="layout" svg:x1="12.908cm" svg:y1="5.729cm" svg:x2="12.64cm" svg:y2="5.114cm">
              <text:p/>
            </draw:line>
          </draw:g>
          <draw:custom-shape draw:style-name="gr1" draw:text-style-name="P1" draw:layer="layout" svg:width="1.97cm" svg:height="1.866cm" draw:transform="rotate (0.794822941358218) translate (10.845cm 7.7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2.895cm" svg:y1="7.018cm" svg:x2="13.857cm" svg:y2="6.038cm">
            <text:p/>
          </draw:line>
          <draw:line draw:style-name="gr4" draw:text-style-name="P2" draw:layer="layout" svg:x1="11.058cm" svg:y1="6.644cm" svg:x2="11.555cm" svg:y2="7.118cm">
            <text:p/>
          </draw:line>
          <draw:line draw:style-name="gr4" draw:text-style-name="P2" draw:layer="layout" svg:x1="13.411cm" svg:y1="8.786cm" svg:x2="12.926cm" svg:y2="8.322cm">
            <text:p/>
          </draw:line>
          <draw:custom-shape draw:style-name="gr1" draw:text-style-name="P1" draw:layer="layout" svg:width="1.97cm" svg:height="1.866cm" draw:transform="rotate (0.794822941358218) translate (10.845cm 7.7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515cm" svg:y1="8.425cm" svg:x2="10.655cm" svg:y2="9.301cm">
            <text:p/>
          </draw:line>
          <draw:line draw:style-name="gr4" draw:text-style-name="P2" draw:layer="layout" svg:x1="10.599cm" svg:y1="6.205cm" svg:x2="11.555cm" svg:y2="7.118cm">
            <text:p/>
          </draw:line>
          <draw:line draw:style-name="gr4" draw:text-style-name="P2" draw:layer="layout" svg:x1="13.698cm" svg:y1="9.062cm" svg:x2="12.926cm" svg:y2="8.322cm">
            <text:p/>
          </draw:line>
          <draw:g>
            <draw:custom-shape draw:style-name="gr5" draw:text-style-name="P1" draw:layer="layout" svg:width="1.97cm" svg:height="1.865cm" draw:transform="rotate (0.398458668230305) translate (10.939cm 10.8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4" draw:text-style-name="P2" draw:layer="layout" svg:x1="10.107cm" svg:y1="10.436cm" svg:x2="11.298cm" svg:y2="10.937cm">
              <text:p/>
            </draw:line>
            <draw:line draw:style-name="gr4" draw:text-style-name="P2" draw:layer="layout" svg:x1="14.305cm" svg:y1="12.203cm" svg:x2="13.114cm" svg:y2="11.702cm">
              <text:p/>
            </draw:line>
            <draw:line draw:style-name="gr2" draw:text-style-name="P2" draw:layer="layout" svg:x1="12.547cm" svg:y1="10.459cm" svg:x2="12.822cm" svg:y2="9.83cm">
              <text:p/>
            </draw:line>
            <draw:line draw:style-name="gr2" draw:text-style-name="P2" draw:layer="layout" svg:x1="11.826cm" svg:y1="12.177cm" svg:x2="11.558cm" svg:y2="12.79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418cm" fo:page-height="15.6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4:46:07.075368307</meta:creation-date>
    <dc:date>2017-02-28T23:59:41.748898170</dc:date>
    <meta:editing-duration>PT26M39S</meta:editing-duration>
    <meta:editing-cycles>8</meta:editing-cycles>
    <meta:generator>LibreOffice/5.3.0.3$Linux_X86_64 LibreOffice_project/30m0$Build-3</meta:generator>
    <meta:document-statistic meta:object-count="52"/>
  </office:meta>
</office:document-meta>
</file>